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DejaVu Sans3" svg:font-family="'DejaVu Sans'" style:font-adornments="Condensed" style:font-family-generic="swiss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text">
      <style:graphic-properties fo:min-height="25.831cm"/>
      <style:paragraph-properties style:writing-mode="lr-tb"/>
    </style:style>
    <style:style style:name="gr2" style:family="graphic" style:parent-style-name="textbody" style:list-style-name="L1">
      <style:graphic-properties fo:min-height="25.42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fo:margin-left="0cm" fo:margin-right="0cm" fo:margin-top="0cm" fo:margin-bottom="0cm" fo:line-height="100%" fo:text-indent="0cm" style:text-autospace="none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T1" style:family="text">
      <style:text-properties style:use-window-font-color="true" loext:opacity="0%" style:text-outline="false" style:text-line-through-style="none" style:text-line-through-type="none" style:font-name="Helvetica" fo:font-size="21pt" fo:letter-spacing="normal" fo:font-style="normal" fo:text-shadow="none" style:text-underline-style="none" fo:font-weight="bold" style:letter-kerning="true" style:font-name-asian="DejaVu Sans" style:font-size-asian="21pt" style:font-style-asian="normal" style:font-weight-asian="bold" style:font-name-complex="DejaVu Sans" style:font-size-complex="21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Helvetica" fo:font-size="9pt" fo:letter-spacing="normal" fo:font-style="normal" fo:text-shadow="none" style:text-underline-style="none" fo:font-weight="bold" style:letter-kerning="true" style:font-name-asian="DejaVu Sans" style:font-size-asian="9pt" style:font-style-asian="normal" style:font-weight-asian="bold" style:font-name-complex="DejaVu 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Helvetica" fo:font-size="12pt" fo:letter-spacing="normal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Helvetica" fo:font-size="14pt" fo:letter-spacing="normal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Helvetica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Helvetica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Helvetica" fo:font-size="12pt" fo:font-weight="bold" style:font-size-asian="12pt" style:font-weight-asian="bold" style:font-size-complex="12pt" style:font-weight-complex="bold"/>
    </style:style>
    <style:style style:name="T8" style:family="text">
      <style:text-properties style:use-window-font-color="true" loext:opacity="0%" style:text-outline="false" style:text-line-through-style="none" style:text-line-through-type="none" style:font-name="Helvetica" fo:font-size="12pt" fo:font-style="normal" fo:text-shadow="none" style:text-underline-style="none" fo:font-weight="bold" style:letter-kerning="true" style:font-name-asian="DejaVu Sans3" style:font-size-asian="12pt" style:font-style-asian="normal" style:font-weight-asian="bold" style:font-name-complex="DejaVu 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Helvetica" fo:font-size="12pt" fo:font-weight="bold" style:font-name-asian="DejaVu Sans3" style:font-size-asian="12pt" style:font-weight-asian="bold" style:font-name-complex="DejaVu Sans3" style:font-size-complex="12pt" style:font-weight-complex="bold"/>
    </style:style>
    <style:style style:name="T10" style:family="text">
      <style:text-properties style:use-window-font-color="true" loext:opacity="0%" style:text-outline="false" style:text-line-through-style="none" style:text-line-through-type="none" style:font-name="Helvetica" fo:font-size="12pt" fo:font-style="normal" fo:text-shadow="none" style:text-underline-style="none" fo:font-weight="normal" style:letter-kerning="true" style:font-name-asian="DejaVu Sans3" style:font-size-asian="12pt" style:font-style-asian="normal" style:font-weight-asian="normal" style:font-name-complex="DejaVu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Helvetica" fo:font-size="12pt" style:font-size-asian="12pt" style:font-size-complex="12pt"/>
    </style:style>
    <style:style style:name="T12" style:family="text">
      <style:text-properties style:font-name="Helvetica" fo:font-size="12pt" fo:font-weight="normal" style:font-name-asian="DejaVu Sans3" style:font-size-asian="12pt" style:font-weight-asian="normal" style:font-name-complex="DejaVu Sans3" style:font-size-complex="12pt" style:font-weight-complex="normal"/>
    </style:style>
    <style:style style:name="T13" style:family="text">
      <style:text-properties style:font-name="Helvetica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7.526cm" svg:height="26.081cm" svg:x="2.032cm" svg:y="1.27cm">
          <draw:text-box>
            <text:p text:style-name="P1"><text:span text:style-name="T1">Joel Parker Henderson for Partnership Manager</text:span></text:p>
            <text:p text:style-name="P1"><text:span text:style-name="T2"><text:line-break/></text:span><text:span text:style-name="T3">joel@joelparkerhenderson.com • </text:span><text:span text:style-name="T3"><text:a xlink:href="https://linkedin.com/in/joelparkerhenderson" xlink:type="simple">https://linkedin.com/in/joelparkerhenderson</text:a></text:span></text:p>
            <text:p text:style-name="P1"><text:span text:style-name="T4"/></text:p>
            <text:p><text:span text:style-name="T5">SKILL HIGHLIGHTS</text:span></text:p>
            <text:p><text:span text:style-name="T5"/></text:p>
            <text:p><text:span text:style-name="T5">Leader:</text:span><text:span text:style-name="T6"> Principal technologist for digital transformations and strategic product initiatives.</text:span><text:span text:style-name="T6"><text:line-break/></text:span><text:span text:style-name="T5">Entrepreneur:</text:span><text:span text:style-name="T6"> 5 VC-funded startups, 3 enterprise digital initiatives, and 2 nonprofits.</text:span></text:p>
            <text:p text:style-name="P1"><text:span text:style-name="T5">Programmer:</text:span><text:span text:style-name="T6"> Hands-on coder of software using a wide range of languages/stacks/tools.</text:span></text:p>
            <text:p text:style-name="P1"><text:span text:style-name="T6"/></text:p>
            <text:p><text:span text:style-name="T5">KEYWORD HIGHLIGHTS</text:span></text:p>
            <text:p text:style-name="P1"><text:span text:style-name="T6"/></text:p>
            <text:p text:style-name="P1"><text:span text:style-name="T5">PPM</text:span><text:span text:style-name="T6">: Agile, Kanban, Lean, Scrum, Kaizen, Jira, Trello, Project Portfolio Management.</text:span></text:p>
            <text:p text:style-name="P1"><text:span text:style-name="T5">Data:</text:span><text:span text:style-name="T6"> SQL, Postgres, MySQL, SQLite, ETL, JSON, XML, gRPC, CSV, REST, Excel. </text:span></text:p>
            <text:p text:style-name="P1"><text:span text:style-name="T5">Code</text:span><text:span text:style-name="T6">: Ruby, Rust, Elixir, Python, Node, JavaScript, Swift, Shell, HTML, CSS, Git, Unix, </text:span><text:span text:style-name="T6"><text:line-break/></text:span><text:span text:style-name="T5">UI/UX:</text:span><text:span text:style-name="T6"> Adobe CC, Photoshop, Illustrator, XD, Figma, Miro, Information Architecture.</text:span></text:p>
            <text:p text:style-name="P1"><text:span text:style-name="T5"/></text:p>
            <text:p><text:span text:style-name="T7">EXPERIENCE HIGHLIGHTS</text:span><text:span text:style-name="T6"><text:line-break/></text:span><text:span text:style-name="T6"/></text:p>
            <text:p text:style-name="P1"><text:span text:style-name="T5">SixArm Software Consulting </text:span><text:span text:style-name="T8">∘ 2006-Present</text:span></text:p>
            <text:p text:style-name="P1"><text:span text:style-name="T8">∘</text:span><text:span text:style-name="T6"> </text:span><text:span text:style-name="T6">Developed $1MM+ business tools, 50MM downloads, 100MM MAUs, for CEOs &amp; CTOs.</text:span></text:p>
            <text:p text:style-name="P1"><text:span text:style-name="T8">∘</text:span><text:span text:style-name="T6"> </text:span><text:span text:style-name="T6">Hired and headed software engineering teams from 0 through launch and scale up.</text:span></text:p>
            <text:p text:style-name="P1"><text:span text:style-name="T8">∘</text:span><text:span text:style-name="T6"> </text:span><text:span text:style-name="T6">Hands-on coded LOB web apps, consumer mobile apps, ETL data flows, product spikes.</text:span></text:p>
            <text:p text:style-name="P1"><text:span text:style-name="T8">∘</text:span><text:span text:style-name="T6"> </text:span><text:span text:style-name="T6">Partner management of peer service providers and technology project leaders. </text:span></text:p>
            <text:p text:style-name="P1"><text:span text:style-name="T6"/></text:p>
            <text:p><text:span text:style-name="T5">Founder at Bold Contacts </text:span><text:span text:style-name="T9">∘ </text:span><text:span text:style-name="T7">2021–Present</text:span></text:p>
            <text:p text:style-name="P1"><text:span text:style-name="T8">∘</text:span><text:span text:style-name="T6"> </text:span><text:span text:style-name="T10">Create core product mobile app for users with vision/motor/cognitive disabilities.</text:span></text:p>
            <text:p text:style-name="P1"><text:span text:style-name="T10">∘ </text:span><text:span text:style-name="T10">Improve accessibility for patients experiencing Alzheimer’s, Parkinson’s, MS, and ALS.</text:span></text:p>
            <text:p><text:span text:style-name="T9">∘</text:span><text:span text:style-name="T11"> </text:span><text:span text:style-name="T11">Initiate pilot projects with researchers, hospitals, care centers, and content providers.</text:span></text:p>
            <text:p text:style-name="P1"><text:span text:style-name="T8">∘</text:span><text:span text:style-name="T6"> </text:span><text:span text:style-name="T6">Partner identification and outreach to 100+ medical and carer orgs, NGOs, and groups.</text:span></text:p>
            <text:p text:style-name="P1"><text:span text:style-name="T5"/></text:p>
            <text:p text:style-name="P1"><text:span text:style-name="T5">CTO at Commissary Club </text:span><text:span text:style-name="T8">∘ </text:span><text:span text:style-name="T5">Y Combinator VC </text:span><text:span text:style-name="T9">∘ </text:span><text:span text:style-name="T7">2019–2021</text:span></text:p>
            <text:p text:style-name="P1"><text:span text:style-name="T9">∘</text:span><text:span text:style-name="T11"> </text:span><text:span text:style-name="T11">Launched MVP for flagship social network from 0 to 100 MAUs, leading all tech aspects.</text:span></text:p>
            <text:p text:style-name="P1"><text:span text:style-name="T9">∘</text:span><text:span text:style-name="T11"> </text:span><text:span text:style-name="T11">Led and coded the flagship platform, website, mobile app, APIs, hosting, from 0 to MVP.</text:span></text:p>
            <text:p text:style-name="P1"><text:span text:style-name="T9">∘</text:span><text:span text:style-name="T11"> </text:span><text:span text:style-name="T11">Directed10 employees and consultants, lead developer, lead designer, lead analyst.</text:span></text:p>
            <text:p text:style-name="P1"><text:span text:style-name="T9">∘</text:span><text:span text:style-name="T11"> </text:span><text:span text:style-name="T11">Partner-driven tech creation for voter mobilization, social justice orgs, and influencers.</text:span></text:p>
            <text:p text:style-name="P1"><text:span text:style-name="T11"/></text:p>
            <text:p><text:span text:style-name="T5">Technology Consultant to CTO at</text:span><text:span text:style-name="T8"> </text:span><text:span text:style-name="T5">Omniex Holdings </text:span><text:span text:style-name="T8">∘ Jump Capital VC ∘ 2018</text:span></text:p>
            <text:p><text:span text:style-name="T12">∘ </text:span><text:span text:style-name="T12">Led front-end team of 6, developing fintech blockchain product with React &amp; JavaScript.</text:span></text:p>
            <text:p><text:span text:style-name="T9">∘</text:span><text:span text:style-name="T11"> </text:span><text:span text:style-name="T11">Researched and coded next-gen product with Svelte, TypeScript, Node, from 0 to HiFi.</text:span></text:p>
            <text:p><text:span text:style-name="T8">∘</text:span><text:span text:style-name="T6"> </text:span><text:span text:style-name="T6">Advised CTO &amp; CEO on tech best practices, PPM/ WBS, hiring/</text:span><text:span text:style-name="T11">recruiting of 3 leads.</text:span></text:p>
            <text:p text:style-name="P1"><text:span text:style-name="T8">∘</text:span><text:span text:style-name="T6"> </text:span><text:span text:style-name="T6">Partner/provider implementation of API flows, service calls, and fintech reconciliation.</text:span></text:p>
            <text:p text:style-name="P1"><text:span text:style-name="T6"/></text:p>
            <text:p><text:span text:style-name="T5">Principal Consultant at ThoughtWorks </text:span><text:span text:style-name="T9">∘</text:span><text:span text:style-name="T7"> 2016–2017</text:span></text:p>
            <text:p><text:span text:style-name="T9">∘</text:span><text:span text:style-name="T11"> </text:span><text:span text:style-name="T11">Grew most-advanced most-profitable team from 0 to 20 FTEs, using iOS and blockchain.</text:span></text:p>
            <text:p><text:span text:style-name="T9">∘</text:span><text:span text:style-name="T11"> </text:span><text:span text:style-name="T11">Coached $1MM+ engagement clients in Fortune 50 fintech, manufacturing, B2C goods.</text:span></text:p>
            <text:p><text:span text:style-name="T8">∘</text:span><text:span text:style-name="T6"> </text:span><text:span text:style-name="T6">Grew practices in agile, lean, IaC, devops, pops, EPPM, from 0 to 1000+ GitHub stars.</text:span></text:p>
            <text:p><text:span text:style-name="T8">∘</text:span><text:span text:style-name="T6"> </text:span><text:span text:style-name="T6">Servant-leadership with client partner staff for agile, lean, kanban project development.</text:span><text:span text:style-name="T6"><text:line-break/></text:span><text:span text:style-name="T6"><text:line-break/></text:span><text:span text:style-name="T5">Lead Software Consultant at Boxbee </text:span><text:span text:style-name="T8">∘ 500 Startups VC ∘ 2013-2015</text:span></text:p>
            <text:p><text:span text:style-name="T8">∘</text:span><text:span text:style-name="T6"> </text:span><text:span text:style-name="T11">Led 5 FTE product team from pre-pitch mocks to winning Launch.com Best New Startup.</text:span><text:span text:style-name="T8"><text:line-break/></text:span><text:span text:style-name="T8">∘</text:span><text:span text:style-name="T6"> Led Rails and JavaScript practices, and coded </text:span><text:span text:style-name="T11">iOS Swift application from 0 to MVP.</text:span></text:p>
            <text:p><text:span text:style-name="T8">∘</text:span><text:span text:style-name="T13"> </text:span><text:span text:style-name="T13">Coached CEO and PM on MVP roadmap, engineering, architecture, and fundraising.</text:span></text:p>
            <text:p text:style-name="P1"><text:span text:style-name="T8">∘</text:span><text:span text:style-name="T10"> </text:span><text:span text:style-name="T10">Partnered with BlueOtter SQA firm to design, develop, and test the primary offering.</text:span></text:p>
            <text:p><text:span text:style-name="T11"/></text:p>
            <text:p><text:span text:style-name="T5">IS/IT Programmer at </text:span><text:span text:style-name="T8">University of California ∘ 2012-2013</text:span></text:p>
            <text:p><text:span text:style-name="T8">∘</text:span><text:span text:style-name="T13"> </text:span><text:span text:style-name="T13">Programmed secure nationwide UC survey system in Ruby, AWS for 500K users.</text:span></text:p>
            <text:p><text:span text:style-name="T8">∘</text:span><text:span text:style-name="T13"> </text:span><text:span text:style-name="T13">Scoped mission-critical enterprise email system for $1.5M migration to Python Django.</text:span></text:p>
            <text:p><text:span text:style-name="T8">∘</text:span><text:span text:style-name="T13"> </text:span><text:span text:style-name="T13">Teamed with BA staff to improve IT via DVCS, API, cloud services, for 50+ IT staff.</text:span></text:p>
            <text:p text:style-name="P1"><text:span text:style-name="T8">∘</text:span><text:span text:style-name="T10"> </text:span><text:span text:style-name="T10">Partner relationship management with CTO/IS/IT at all UC statewide campuses</text:span></text:p>
          </draw:text-box>
        </draw:frame>
      </draw:page>
      <draw:page draw:name="page2" draw:style-name="dp1" draw:master-page-name="Default">
        <draw:frame draw:style-name="gr2" draw:text-style-name="P3" draw:layer="layout" svg:width="17.526cm" svg:height="25.675cm" svg:x="2.032cm" svg:y="1.27cm">
          <draw:text-box>
            <text:p text:style-name="P1"><text:span text:style-name="T1">Joel Parker Henderson for Partnership Manager</text:span></text:p>
            <text:p text:style-name="P1"><text:span text:style-name="T2"><text:line-break/></text:span><text:span text:style-name="T3">joel@joelparkerhenderson.com • </text:span><text:span text:style-name="T3"><text:a xlink:href="https://linkedin.com/in/joelparkerhenderson" xlink:type="simple">https://linkedin.com/in/joelparkerhenderson</text:a></text:span></text:p>
            <text:p text:style-name="P1"><text:span text:style-name="T4"/></text:p>
            <text:p><text:span text:style-name="T7">PUBLIC PROJECT HIGHLIGHTS FOR TECHNOLOGY LEADERS</text:span></text:p>
            <text:p><text:span text:style-name="T7"/></text:p>
            <text:p text:style-name="P1"><text:span text:style-name="T5">Innovation Partnership Primer: Concepts, Terminology, Tactics</text:span></text:p>
            <text:p text:style-name="P1"><text:span text:style-name="T10">∘ </text:span><text:span text:style-name="T10">500+ page ebook to help you create a startup, raise money, and find product-market fit.</text:span></text:p>
            <text:p text:style-name="P1"><text:span text:style-name="T10">∘ </text:span><text:span text:style-name="T10">Covers strategic effects, business roles, project planning, and ideas to help you succeed.</text:span></text:p>
            <text:p text:style-name="P1"><text:span text:style-name="T10">∘ </text:span><text:span text:style-name="T10"><text:a xlink:href="https://joelparkerhenderson.gumroad.com/l/innovation-partnership-primer" xlink:type="simple">https://joelparkerhenderson.gumroad.com/l//innovation-partnership-primer</text:a></text:span></text:p>
            <text:p text:style-name="P1"><text:span text:style-name="T5"/></text:p>
            <text:p text:style-name="P1"><text:span text:style-name="T5">Architecture Decision Record: tactics to evaluate technology</text:span></text:p>
            <text:p text:style-name="P1"><text:span text:style-name="T10">∘ </text:span><text:span text:style-name="T10">Learn how leaders and experts <text:s/>make smarter choices about the best tools for the job.</text:span></text:p>
            <text:p text:style-name="P1"><text:span text:style-name="T10">∘ </text:span><text:span text:style-name="T10">Compare industry-leading decision record templates, their strengths, and their steps..</text:span></text:p>
            <text:p text:style-name="P1"><text:span text:style-name="T10">∘ </text:span><text:span text:style-name="T10"><text:a xlink:href="https://github.com/joelparkerhenderson/architecture-decision-record" xlink:type="simple">https://github.com/joelparkerhenderson/architecture-decision-record</text:a></text:span></text:p>
            <text:p text:style-name="P1"><text:span text:style-name="T5"/></text:p>
            <text:p text:style-name="P2"><text:span text:style-name="T8">Queueing theory: an introduction for software development </text:span></text:p>
            <text:p text:style-name="P2"><text:span text:style-name="T10">∘ </text:span><text:span text:style-name="T10">Learn about queues for services, workflows, streams,and <text:s/>distributed programming..</text:span></text:p>
            <text:p text:style-name="P2"><text:span text:style-name="T10">∘ </text:span><text:span text:style-name="T10">Understand arrival rates, utilization ratios, error percentages, lead time, and more.</text:span></text:p>
            <text:p text:style-name="P2"><text:span text:style-name="T10">∘ </text:span><text:span text:style-name="T10"><text:a xlink:href="https://github.com/joelparkerhenderson/queueing-theory" xlink:type="simple">https://github.com/joelparkerhenderson/queueing-theory</text:a></text:span></text:p>
            <text:p text:style-name="P1"><text:span text:style-name="T8"/></text:p>
            <text:p text:style-name="P1"><text:span text:style-name="T8">PUBLIC PROJECT HIGHLIGHTS FOR TECHNOLOGISTS</text:span></text:p>
            <text:p text:style-name="P1"><text:span text:style-name="T8"/></text:p>
            <text:p text:style-name="P1"><text:span text:style-name="T5">Git Alias: command line accelerators for version control</text:span></text:p>
            <text:p text:style-name="P1"><text:span text:style-name="T10">∘ </text:span><text:span text:style-name="T10">Hundreds of git alias configuration options to make git easier, faster, and smarter.</text:span></text:p>
            <text:p text:style-name="P1"><text:span text:style-name="T10">∘ </text:span><text:span text:style-name="T10">Run commands for branches, workflows, topics, charts, churn, and optimizations.</text:span></text:p>
            <text:p text:style-name="P1"><text:span text:style-name="T10">∘ </text:span><text:span text:style-name="T10"><text:a xlink:href="https://github.com/gitalias/gitalias" xlink:type="simple">https://github.com/gitalias/gitalias</text:a></text:span></text:p>
            <text:p text:style-name="P1"><text:span text:style-name="T8"/></text:p>
            <text:p text:style-name="P1"><text:span text:style-name="T8">Unicode Separated Values: data exchange standard</text:span></text:p>
            <text:p text:style-name="P2"><text:span text:style-name="T10">∘ </text:span><text:span text:style-name="T10">Upgrade data files and streams beyond typical comma/tab separated values (CSV/TSV).</text:span></text:p>
            <text:p text:style-name="P2"><text:span text:style-name="T10">∘ </text:span><text:span text:style-name="T10">Handle data that contains commas, semicolons, quotes, tabs, newlines, and more.</text:span></text:p>
            <text:p text:style-name="P2"><text:span text:style-name="T10">∘ </text:span><text:span text:style-name="T10"><text:a xlink:href="https://github.com/sixarm/usv" xlink:type="simple">https://github.com/sixarm/usv</text:a></text:span><text:span text:style-name="T8"><text:line-break/></text:span><text:span text:style-name="T8"/></text:p>
            <text:p text:style-name="P1"><text:span text:style-name="T8">Stable Diffusion: image prompt gallery</text:span></text:p>
            <text:p text:style-name="P1"><text:span text:style-name="T10">∘ </text:span><text:span text:style-name="T10">Generate novel kinds of artwork by using artificial intelligence machine learning.</text:span></text:p>
            <text:p text:style-name="P1"><text:span text:style-name="T10">∘ </text:span><text:span text:style-name="T10">Focus is on user-friendly comparisons of artists, mythologies, techniques, and more.</text:span></text:p>
            <text:p text:style-name="P1"><text:span text:style-name="T10">∘ </text:span><text:span text:style-name="T10"><text:a xlink:href="https://joelparkerhenderson.gumroad.com/l/stable-diffusion-image-prompt-gallery-book" xlink:type="simple">https://joelparkerhenderson.gumroad.com/l/stable-diffusion-image-prompt-gallery-book</text:a></text:span></text:p>
            <text:p text:style-name="P1"><text:span text:style-name="T10"/></text:p>
            <text:p text:style-name="P1"><text:span text:style-name="T8">PUBLIC PRODUCT HIGHLIGHTS FOR PROGRAMMERS</text:span></text:p>
            <text:p text:style-name="P1"><text:span text:style-name="T8"/></text:p>
            <text:p text:style-name="P1"><text:span text:style-name="T8">Unix shell script tactics: a style guide</text:span></text:p>
            <text:p text:style-name="P1"><text:span text:style-name="T10">∘ </text:span><text:span text:style-name="T10">Coach programmers on best practices to improve reliability, portability, <text:s/>and security.</text:span></text:p>
            <text:p text:style-name="P1"><text:span text:style-name="T10">∘ </text:span><text:span text:style-name="T10">Provide source code for utility functions, options parsing, error handling, and more.</text:span></text:p>
            <text:p text:style-name="P1"><text:span text:style-name="T10">∘ </text:span><text:span text:style-name="T10"><text:a xlink:href="https://github.com/sixarm/unix-shell-script-tactics" xlink:type="simple">https://github.com/sixarm/unix-shell-script-tactics</text:a></text:span></text:p>
            <text:p text:style-name="P1"><text:span text:style-name="T8"/></text:p>
            <text:p text:style-name="P1"><text:span text:style-name="T8">Assertables: Rust crate of assertion macros for testing</text:span></text:p>
            <text:p text:style-name="P1"><text:span text:style-name="T10">∘ </text:span><text:span text:style-name="T10">Upgrade your Rust test driven development (TDD) with smarter semantic macros.</text:span></text:p>
            <text:p text:style-name="P1"><text:span text:style-name="T10">∘ </text:span><text:span text:style-name="T10">Compare values, sets, bags, file text, process commands, function returns, and more.</text:span></text:p>
            <text:p text:style-name="P1"><text:span text:style-name="T10">∘ </text:span><text:span text:style-name="T10"><text:a xlink:href="https://crates.io/crates/assertables" xlink:type="simple">https://crates.io/crates/assertables</text:a></text:span></text:p>
            <text:p text:style-name="P1"><text:span text:style-name="T8"/></text:p>
            <text:p text:style-name="P1"><text:span text:style-name="T8">Num Command: number utilities for <text:s/>mathematics </text:span></text:p>
            <text:p text:style-name="P1"><text:span text:style-name="T10">∘ </text:span><text:span text:style-name="T10">Calculate statistics and analytics on <text:s/>the command line entirely with standard POSIX.</text:span></text:p>
            <text:p text:style-name="P1"><text:span text:style-name="T10">∘ </text:span><text:span text:style-name="T10">Do math on aggregations, deviations, moments, quartiles, kurtosis, skewness, and more.</text:span></text:p>
            <text:p text:style-name="P1"><text:span text:style-name="T10">∘ </text:span><text:span text:style-name="T10"><text:a xlink:href="https://github.com/numcommand/num" xlink:type="simple">https://github.com/numcommand/num</text:a></text:span></text:p>
            <text:p text:style-name="P1"><text:span text:style-name="T10"/></text:p>
            <text:p text:style-name="P1"><text:span text:style-name="T8">Unaccent: Ruby gem for string processing</text:span></text:p>
            <text:p text:style-name="P1"><text:span text:style-name="T10">∘ </text:span><text:span text:style-name="T10">Use Ruby and Unicode to process string accented characters to unaccented equivalents.</text:span></text:p>
            <text:p text:style-name="P1"><text:span text:style-name="T10">∘ </text:span><text:span text:style-name="T10">Has 50M+ downloads, plus full compatibility with every Ruby release for 15+ years.</text:span></text:p>
            <text:p text:style-name="P1"><text:span text:style-name="T10">∘ </text:span><text:span text:style-name="T10"><text:a xlink:href="https://rubygems.org/gems/sixarm_ruby_unaccent" xlink:type="simple">https://rubygems.org/gems/sixarm_ruby_unaccent</text:a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DejaVu Sans3" svg:font-family="'DejaVu Sans'" style:font-adornments="Condensed" style:font-family-generic="swiss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2" draw:fill="none"/>
      <style:text-properties style:font-name="Helvetica1" fo:font-family="Helvetica" style:font-style-name="Regular" style:font-family-generic="swiss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16cm" fo:margin-bottom="1.016cm" fo:margin-left="2.032cm" fo:margin-right="2.03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1T00:02:48.518402354</dc:date>
    <meta:editing-duration>PT6H36M42S</meta:editing-duration>
    <meta:editing-cycles>7</meta:editing-cycles>
    <meta:generator>LibreOffice/7.5.4.2$MacOSX_AARCH64 LibreOffice_project/36ccfdc35048b057fd9854c757a8b67ec53977b6</meta:generator>
    <meta:document-statistic meta:object-count="2"/>
  </office:meta>
</office:document-meta>
</file>